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rsid="000f7da6" officeooo:paragraph-rsid="000f7d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eri wee-2 hari pertama</text:p>
      <text:p text:style-name="P1">Dik: alas = 10</text:p>
      <text:p text:style-name="P1">tinggi = 5</text:p>
      <text:p text:style-name="P1">luas = (alas * tinggi) / 2</text:p>
      <text:p text:style-name="P1"><text:s text:c="5"/>= (10 * 5) /2</text:p>
      <text:p text:style-name="P1"><text:s text:c="5"/>= 25</text:p>
      <text:p text:style-name="P1">HITUNG LUAS SEGITIGA</text:p>
      <text:p text:style-name="P1">1. tentukan alasnya</text:p>
      <text:p text:style-name="P1">2. tentukan tingginya</text:p>
      <text:p text:style-name="P1">3. hitung luas dengan mengguunakan rumus (alas * tinggi)/2</text:p>
      <text:p text:style-name="P1">4. hasil perhitungan tampilkan</text:p>
      <text:p text:style-name="P1">START</text:p>
      <text:p text:style-name="P1"><text:s text:c="2"/>STORE `alas` with 10</text:p>
      <text:p text:style-name="P1"><text:s text:c="2"/>STORE `tinggi` with 5</text:p>
      <text:p text:style-name="P1"><text:s text:c="2"/>STORE `luas` with CALCULATE (alas * tinggi) / 2 </text:p>
      <text:p text:style-name="P1"><text:s text:c="2"/>DISPLAY `luas`</text:p>
      <text:p text:style-name="P1">END</text:p>
      <text:p text:style-name="P1">==================</text:p>
      <text:p text:style-name="P1">1. Tentukan angka</text:p>
      <text:p text:style-name="P1">2. Apakah angka tersebut ganjil atau genap? Jika angka dibagi 2 dan bersisa maka ke step 2.a</text:p>
      <text:p text:style-name="P1"><text:s text:c="3"/>Jika ankga dibagi 2 tidak bersisa maka ke step 2.b</text:p>
      <text:p text:style-name="P1"><text:s text:c="3"/>2.a) angka ditambahkan 10</text:p>
      <text:p text:style-name="P1"><text:s text:c="3"/>2.b) angka ditambahkan 5</text:p>
      <text:p text:style-name="P1">3. tampilkan angka</text:p>
      <text:p text:style-name="P1">PSEDUOCODE</text:p>
      <text:p text:style-name="P1">START</text:p>
      <text:p text:style-name="P1"><text:soft-page-break/><text:s text:c="2"/>STORE `angka` with any value number 5</text:p>
      <text:p text:style-name="P1"><text:s text:c="2"/></text:p>
      <text:p text:style-name="P1"><text:s text:c="2"/>IF `angka` MOD 2 EQUALS 0 AND `angka` MOD 3 EQUALS 0 THEN</text:p>
      <text:p text:style-name="P1"><text:s text:c="4"/>DISPLAY 'KELIPATAN 2 DAN 3'</text:p>
      <text:p text:style-name="P1"><text:s text:c="2"/>ELSE IF `angka` MOD 2 EQUALS 0 THEN </text:p>
      <text:p text:style-name="P1"><text:s text:c="4"/>DISPLAY 'KELIPATAN 2'</text:p>
      <text:p text:style-name="P1"><text:s text:c="2"/>ELSE IF `angka` MOD 3 EQUALS 0 THEN </text:p>
      <text:p text:style-name="P1"><text:s text:c="4"/>DISPLAY 'KELIPATAN 3'</text:p>
      <text:p text:style-name="P1"><text:s text:c="2"/>ELSE </text:p>
      <text:p text:style-name="P1"><text:s text:c="4"/>DISPLAY 'KAMU BUKAN SIAPA-SIAPA'</text:p>
      <text:p text:style-name="P1"><text:s text:c="2"/>END IF</text:p>
      <text:p text:style-name="P1">END</text:p>
      <text:p text:style-name="P1">var angka = 24;</text:p>
      <text:p text:style-name="P1">if (angka % 2 === 0 &amp;&amp; angka % 3 === 0) {</text:p>
      <text:p text:style-name="P1"><text:s text:c="2"/>console.log('KELIPATAN 2 DAN 3');</text:p>
      <text:p text:style-name="P1">} else if (angka % 2 === 0) {</text:p>
      <text:p text:style-name="P1"><text:s text:c="2"/>console.log('KELIPATAN 2');</text:p>
      <text:p text:style-name="P1">} else if (angka % 3 === 0) {</text:p>
      <text:p text:style-name="P1"><text:s text:c="2"/>console.log('KELIPATAN 3');</text:p>
      <text:p text:style-name="P1">} else {</text:p>
      <text:p text:style-name="P1"><text:s text:c="2"/>console.log('KAMU BUKAN SIAPA-SIAPA');</text:p>
      <text:p text:style-name="P1">}</text:p>
      <text:p text:style-name="P1">console.log(angk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1:50:09.562793844</meta:creation-date>
    <dc:date>2019-08-26T11:51:27.546744263</dc:date>
    <meta:editing-duration>PT1M21S</meta:editing-duration>
    <meta:editing-cycles>1</meta:editing-cycles>
    <meta:document-statistic meta:table-count="0" meta:image-count="0" meta:object-count="0" meta:page-count="2" meta:paragraph-count="49" meta:word-count="218" meta:character-count="1222" meta:non-whitespace-character-count="983"/>
    <meta:generator>LibreOffice/6.2.6.2$Linux_X86_64 LibreOffice_project/20$Build-2</meta:generator>
  </office:meta>
</office:document-meta>
</file>